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/>
    <style:font-face style:name="Lucida Sans1" svg:font-family="'Lucida Sans'"/>
    <style:font-face style:name="¿¬Ìå_GB2312" svg:font-family="¿¬Ìå_GB2312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0.033cm" fo:margin-left="0.328cm" fo:margin-right="6.639cm" table:align="margins" style:shadow="none"/>
    </style:style>
    <style:style style:name="表格1.A" style:family="table-column">
      <style:table-column-properties style:column-width="10.033cm" style:rel-column-width="65535*"/>
    </style:style>
    <style:style style:name="表格1.A1" style:family="table-cell">
      <style:table-cell-properties fo:padding="0.097cm" fo:border="0.002cm solid #ffffff"/>
    </style:style>
    <style:style style:name="表格2" style:family="table">
      <style:table-properties style:width="9.839cm" table:align="margins"/>
    </style:style>
    <style:style style:name="表格2.A" style:family="table-column">
      <style:table-column-properties style:column-width="4.919cm" style:rel-column-width="32767*"/>
    </style:style>
    <style:style style:name="表格2.B" style:family="table-column">
      <style:table-column-properties style:column-width="4.919cm" style:rel-column-width="32768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2" style:family="table-cell">
      <style:table-cell-properties fo:padding="0.097cm" fo:border-left="0.002cm solid #000000" fo:border-right="none" fo:border-top="none" fo:border-bottom="0.002cm solid #000000"/>
    </style:style>
    <style:style style:name="表格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language-asian="zh" style:country-asian="CN"/>
    </style:style>
    <style:style style:name="P2" style:family="paragraph" style:parent-style-name="Table_20_Contents">
      <style:text-properties style:language-asian="zh" style:country-asian="CN"/>
    </style:style>
    <style:style style:name="P3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4" style:family="paragraph" style:parent-style-name="Text_20_body">
      <style:paragraph-properties fo:margin-top="0cm" fo:margin-bottom="0cm" fo:text-align="center" style:justify-single-word="false"/>
      <style:text-properties fo:color="#000000"/>
    </style:style>
    <style:style style:name="P5" style:family="paragraph" style:parent-style-name="Text_20_body">
      <style:paragraph-properties fo:text-align="center" style:justify-single-word="false"/>
      <style:text-properties fo:color="#000000" style:font-name="ËÎÌå" fo:font-size="15pt" style:font-name-asian="¿¬Ìå_GB2312" style:font-size-asian="11pt"/>
    </style:style>
    <style:style style:name="P6" style:family="paragraph" style:parent-style-name="Text_20_body">
      <style:paragraph-properties fo:margin-top="0cm" fo:margin-bottom="0cm" fo:text-align="center" style:justify-single-word="false"/>
      <style:text-properties fo:color="#000000" style:font-name="Arial Black" fo:font-size="8pt"/>
    </style:style>
    <style:style style:name="T1" style:family="text">
      <style:text-properties style:font-name-asian="ËÎÌå" style:font-size-asian="15pt"/>
    </style:style>
    <style:style style:name="T2" style:family="text">
      <style:text-properties style:font-name="ËÎÌå" fo:font-size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">[[repeatIn(objects,'o')]]</text:p>
            <text:p text:style-name="P5">深圳市牧泰莱电路技术有限公司</text:p>
            <text:p text:style-name="P6">SHENZHEN MULTILAYER PCB TECHNOLOGY CO.,LTD.</text:p>
            <text:p text:style-name="P4"><text:span text:style-name="T1">合格标签</text:span><text:span text:style-name="T2">/QC PASS</text:span></text:p>
            <table:table table:name="表格2" table:style-name="表格2">
              <table:table-column table:style-name="表格2.A"/>
              <table:table-column table:style-name="表格2.B"/>
              <table:table-row>
                <table:table-cell table:style-name="表格2.A1" office:value-type="string">
                  <text:p text:style-name="P3">客户代号：</text:p>
                  <text:p text:style-name="P3">Customer</text:p>
                </table:table-cell>
                <table:table-cell table:style-name="表格2.B1" office:value-type="string">
                  <text:p text:style-name="P3">档案号：</text:p>
                  <text:p text:style-name="P3">File NO.</text:p>
                </table:table-cell>
              </table:table-row>
              <table:table-row>
                <table:table-cell table:style-name="表格2.A2" office:value-type="string">
                  <text:p text:style-name="P3">零件号：</text:p>
                  <text:p text:style-name="P3">Part NO</text:p>
                </table:table-cell>
                <table:table-cell table:style-name="表格2.B2" office:value-type="string">
                  <text:p text:style-name="P3">生产批次号：</text:p>
                  <text:p text:style-name="P3">Production NO.</text:p>
                </table:table-cell>
              </table:table-row>
              <table:table-row>
                <table:table-cell table:style-name="表格2.A2" office:value-type="string">
                  <text:p text:style-name="P3">物料编码：</text:p>
                  <text:p text:style-name="P3">Order No.</text:p>
                </table:table-cell>
                <table:table-cell table:style-name="表格2.B2" office:value-type="string">
                  <text:p text:style-name="P3">订单批次号：</text:p>
                  <text:p text:style-name="P3">Order Batch NO.</text:p>
                </table:table-cell>
              </table:table-row>
              <table:table-row>
                <table:table-cell table:style-name="表格2.A2" office:value-type="string">
                  <text:p text:style-name="P3">数 量：</text:p>
                  <text:p text:style-name="P3">Q T Y</text:p>
                </table:table-cell>
                <table:table-cell table:style-name="表格2.B2" office:value-type="string">
                  <text:p text:style-name="P3">日 <text:s/>期：</text:p>
                  <text:p text:style-name="P3">The Date</text:p>
                </table:table-cell>
              </table:table-row>
              <table:table-row>
                <table:table-cell table:style-name="表格2.A2" office:value-type="string">
                  <text:p text:style-name="P3">包 装 员：</text:p>
                  <text:p text:style-name="P3">packager</text:p>
                </table:table-cell>
                <table:table-cell table:style-name="表格2.B2" office:value-type="string">
                  <text:p text:style-name="P3">包装日期：</text:p>
                  <text:p text:style-name="P3">The Date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/>
    <style:font-face style:name="Lucida Sans1" svg:font-family="'Lucida Sans'"/>
    <style:font-face style:name="¿¬Ìå_GB2312" svg:font-family="¿¬Ìå_GB2312"/>
    <style:font-face style:name="ËÎÌå" svg:font-family="ËÎÌå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3-01-11T11:19:23.60</meta:creation-date>
    <dc:date>2013-01-11T15:26:28.90</dc:date>
    <dc:creator>wang sheng wang</dc:creator>
    <meta:editing-duration>PT38S</meta:editing-duration>
    <meta:editing-cycles>2</meta:editing-cycles>
    <meta:generator>OpenOffice.org/3.3$Win32 OpenOffice.org_project/330m20$Build-9567</meta:generator>
    <meta:document-statistic meta:table-count="2" meta:image-count="0" meta:object-count="0" meta:page-count="1" meta:paragraph-count="24" meta:word-count="60" meta:character-count="234"/>
  </office:meta>
</office:document-meta>
</file>